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EEE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495cm"/>
    </style:style>
    <style:style style:name="co3" style:family="table-column">
      <style:table-column-properties fo:break-before="auto" style:column-width="3.9581666666666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6.858cm"/>
    </style:style>
    <style:style style:name="co6" style:family="table-column">
      <style:table-column-properties fo:break-before="auto" style:column-width="1.67216666666667cm"/>
    </style:style>
    <style:style style:name="co7" style:family="table-column">
      <style:table-column-properties fo:break-before="auto" style:column-width="6.39233333333333cm"/>
    </style:style>
    <style:style style:name="co8" style:family="table-column">
      <style:table-column-properties fo:break-before="auto" style:column-width="1.50283333333333cm"/>
    </style:style>
    <style:style style:name="co9" style:family="table-column">
      <style:table-column-properties fo:break-before="auto" style:column-width="5.1435cm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Gino</text:p>
          </table:table-cell>
          <table:table-cell office:value-type="string" table:style-name="ce1">
            <text:p>Kommentar</text:p>
          </table:table-cell>
          <table:table-cell office:value-type="string" table:style-name="ce2">
            <text:p>Liam</text:p>
          </table:table-cell>
          <table:table-cell office:value-type="string" table:style-name="ce2">
            <text:p>Kommentar</text:p>
          </table:table-cell>
          <table:table-cell office:value-type="string" table:style-name="ce1">
            <text:p>Andras</text:p>
          </table:table-cell>
          <table:table-cell office:value-type="string" table:style-name="ce1">
            <text:p>Kommentar</text:p>
          </table:table-cell>
          <table:table-cell office:value-type="string" table:style-name="ce2">
            <text:p>Nikola</text:p>
          </table:table-cell>
          <table:table-cell office:value-type="string" table:style-name="ce2">
            <text:p>Kommentar</text:p>
          </table:table-cell>
          <table:table-cell table:number-columns-repeated="16375"/>
        </table:table-row>
        <table:table-row table:style-name="ro1">
          <table:table-cell office:value-type="date" office:date-value="2017-11-24T00:00:00" table:style-name="ce3">
            <text:p>24.11.17</text:p>
          </table:table-cell>
          <table:table-cell office:value-type="string" table:style-name="ce1">
            <text:p>4 std.</text:p>
          </table:table-cell>
          <table:table-cell office:value-type="string" table:style-name="ce1">
            <text:p>Projektspezifiaktion</text:p>
          </table:table-cell>
          <table:table-cell office:value-type="string" table:style-name="ce2">
            <text:p>4 std.</text:p>
          </table:table-cell>
          <table:table-cell office:value-type="string" table:style-name="ce2">
            <text:p>Projektspezifiaktion</text:p>
          </table:table-cell>
          <table:table-cell office:value-type="string" table:style-name="ce1">
            <text:p>4 std.</text:p>
          </table:table-cell>
          <table:table-cell office:value-type="string" table:style-name="ce1">
            <text:p>Projektspezifiaktion</text:p>
          </table:table-cell>
          <table:table-cell office:value-type="string" table:style-name="ce2">
            <text:p>4 std.</text:p>
          </table:table-cell>
          <table:table-cell office:value-type="string" table:style-name="ce2">
            <text:p>Projektspezifiaktion</text:p>
          </table:table-cell>
          <table:table-cell table:number-columns-repeated="16375"/>
        </table:table-row>
        <table:table-row table:style-name="ro1">
          <table:table-cell office:value-type="date" office:date-value="2017-11-25T00:00:00" table:style-name="ce3">
            <text:p>25.11.17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1">
            <text:p>4 std.</text:p>
          </table:table-cell>
          <table:table-cell office:value-type="string" table:style-name="ce1">
            <text:p>Firebase erwerb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6T00:00:00" table:style-name="ce3">
            <text:p>26.11.17</text:p>
          </table:table-cell>
          <table:table-cell table:number-columns-repeated="2" table:style-name="ce1"/>
          <table:table-cell office:value-type="string" table:style-name="ce2">
            <text:p>5 std.</text:p>
          </table:table-cell>
          <table:table-cell office:value-type="string" table:style-name="ce2">
            <text:p>Allgemeines Layout</text:p>
          </table:table-cell>
          <table:table-cell office:value-type="string" table:style-name="ce1">
            <text:p>4 std.</text:p>
          </table:table-cell>
          <table:table-cell office:value-type="string" table:style-name="ce1">
            <text:p>Firebase Database mach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7T00:00:00" table:style-name="ce3">
            <text:p>27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office:value-type="string" table:style-name="ce2">
            <text:p>5 std.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date" office:date-value="2017-11-28T00:00:00" table:style-name="ce3">
            <text:p>28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9T00:00:00" table:style-name="ce3">
            <text:p>29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30T00:00:00" table:style-name="ce3">
            <text:p>30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1T00:00:00" table:style-name="ce3">
            <text:p>01.12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Kartenupload HTML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2T00:00:00" table:style-name="ce3">
            <text:p>0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3T00:00:00" table:style-name="ce3">
            <text:p>03.12.17</text:p>
          </table:table-cell>
          <table:table-cell table:number-columns-repeated="2" table:style-name="ce1"/>
          <table:table-cell office:value-type="string" table:style-name="ce2">
            <text:p>4 std.</text:p>
          </table:table-cell>
          <table:table-cell office:value-type="string" table:style-name="ce2">
            <text:p>Kartenupload CSS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4T00:00:00" table:style-name="ce3">
            <text:p>0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5T00:00:00" table:style-name="ce3">
            <text:p>05.12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Verkauf-seite erstellt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6T00:00:00" table:style-name="ce3">
            <text:p>06.12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Startseite ertsellt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7T00:00:00" table:style-name="ce3">
            <text:p>07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8T00:00:00" table:style-name="ce3">
            <text:p>08.12.17</text:p>
          </table:table-cell>
          <table:table-cell table:number-columns-repeated="2" table:style-name="ce1"/>
          <table:table-cell office:value-type="string" table:style-name="ce2">
            <text:p>4 std.</text:p>
          </table:table-cell>
          <table:table-cell office:value-type="string" table:style-name="ce2">
            <text:p>Verkauf CSS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9T00:00:00" table:style-name="ce3">
            <text:p>09.12.17</text:p>
          </table:table-cell>
          <table:table-cell table:number-columns-repeated="2" table:style-name="ce1"/>
          <table:table-cell office:value-type="string" table:style-name="ce2">
            <text:p>4 std.</text:p>
          </table:table-cell>
          <table:table-cell office:value-type="string" table:style-name="ce2">
            <text:p>Startseite CSS</text:p>
          </table:table-cell>
          <table:table-cell office:value-type="string" table:style-name="ce1">
            <text:p>5 std.</text:p>
          </table:table-cell>
          <table:table-cell office:value-type="string" table:style-name="ce1">
            <text:p>Firebase database verbind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0T00:00:00" table:style-name="ce3">
            <text:p>10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1T00:00:00" table:style-name="ce3">
            <text:p>11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2T00:00:00" table:style-name="ce3">
            <text:p>1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3T00:00:00" table:style-name="ce3">
            <text:p>13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4T00:00:00" table:style-name="ce3">
            <text:p>1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5T00:00:00" table:style-name="ce3">
            <text:p>15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6T00:00:00" table:style-name="ce3">
            <text:p>16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7T00:00:00" table:style-name="ce3">
            <text:p>17.12.17</text:p>
          </table:table-cell>
          <table:table-cell table:number-columns-repeated="2" table:style-name="ce1"/>
          <table:table-cell office:value-type="string" table:style-name="ce2">
            <text:p>4 std.</text:p>
          </table:table-cell>
          <table:table-cell office:value-type="string" table:style-name="ce2">
            <text:p>Unterseiten verbinden (CSS)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8T00:00:00" table:style-name="ce3">
            <text:p>18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office:value-type="string" table:style-name="ce2">
            <text:p>2 std.</text:p>
          </table:table-cell>
          <table:table-cell office:value-type="string" table:style-name="ce2">
            <text:p>firebase einlesen</text:p>
          </table:table-cell>
          <table:table-cell table:number-columns-repeated="16375"/>
        </table:table-row>
        <table:table-row table:style-name="ro1">
          <table:table-cell office:value-type="date" office:date-value="2017-12-19T00:00:00" table:style-name="ce3">
            <text:p>19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0T00:00:00" table:style-name="ce3">
            <text:p>20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1T00:00:00" table:style-name="ce3">
            <text:p>21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2T00:00:00" table:style-name="ce3">
            <text:p>2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3T00:00:00" table:style-name="ce3">
            <text:p>23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4T00:00:00" table:style-name="ce3">
            <text:p>2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5T00:00:00" table:style-name="ce3">
            <text:p>25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6T00:00:00" table:style-name="ce3">
            <text:p>26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7T00:00:00" table:style-name="ce3">
            <text:p>27.12.17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1">
            <text:p>10 std.</text:p>
          </table:table-cell>
          <table:table-cell office:value-type="string" table:style-name="ce1">
            <text:p>Photoshop 2017 erlern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8T00:00:00" table:style-name="ce3">
            <text:p>28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9T00:00:00" table:style-name="ce3">
            <text:p>29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30T00:00:00" table:style-name="ce3">
            <text:p>30.12.17</text:p>
          </table:table-cell>
          <table:table-cell table:number-columns-repeated="2" table:style-name="ce1"/>
          <table:table-cell office:value-type="string" table:style-name="ce2">
            <text:p>4 std.</text:p>
          </table:table-cell>
          <table:table-cell office:value-type="string" table:style-name="ce2">
            <text:p>Tutorial auf Startseite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31T00:00:00" table:style-name="ce3">
            <text:p>31.12.17</text:p>
          </table:table-cell>
          <table:table-cell table:number-columns-repeated="2" table:style-name="ce1"/>
          <table:table-cell office:value-type="string" table:style-name="ce2">
            <text:p>5 std.</text:p>
          </table:table-cell>
          <table:table-cell office:value-type="string" table:style-name="ce2">
            <text:p>Twitter, Facebook, Instagram Fanseite</text:p>
          </table:table-cell>
          <table:table-cell office:value-type="string" table:style-name="ce1">
            <text:p>7 std.</text:p>
          </table:table-cell>
          <table:table-cell office:value-type="string" table:style-name="ce1">
            <text:p>Logo erstell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1T00:00:00" table:style-name="ce3">
            <text:p>01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2T00:00:00" table:style-name="ce3">
            <text:p>02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3T00:00:00" table:style-name="ce3">
            <text:p>03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4T00:00:00" table:style-name="ce3">
            <text:p>04.01.18</text:p>
          </table:table-cell>
          <table:table-cell table:number-columns-repeated="2" table:style-name="ce1"/>
          <table:table-cell office:value-type="string" table:style-name="ce2">
            <text:p>10 std.</text:p>
          </table:table-cell>
          <table:table-cell office:value-type="string" table:style-name="ce2">
            <text:p>Hochgeladene Karten anzeigen</text:p>
          </table:table-cell>
          <table:table-cell office:value-type="string" table:style-name="ce1">
            <text:p>10 std.</text:p>
          </table:table-cell>
          <table:table-cell office:value-type="string" table:style-name="ce1">
            <text:p>Website &amp; Firebase test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5T00:00:00" table:style-name="ce3">
            <text:p>05.01.18</text:p>
          </table:table-cell>
          <table:table-cell table:number-columns-repeated="2" table:style-name="ce1"/>
          <table:table-cell office:value-type="string" table:style-name="ce2">
            <text:p>5 std.</text:p>
          </table:table-cell>
          <table:table-cell office:value-type="string" table:style-name="ce2">
            <text:p>Inputkontrolle Karten Upload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6T00:00:00" table:style-name="ce3">
            <text:p>06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7T00:00:00" table:style-name="ce3">
            <text:p>07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8T00:00:00" table:style-name="ce3">
            <text:p>08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9T00:00:00" table:style-name="ce3">
            <text:p>09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0T00:00:00" table:style-name="ce3">
            <text:p>10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1T00:00:00" table:style-name="ce3">
            <text:p>11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2T00:00:00" table:style-name="ce3">
            <text:p>12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3T00:00:00" table:style-name="ce3">
            <text:p>13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4T00:00:00" table:style-name="ce3">
            <text:p>14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5T00:00:00" table:style-name="ce3">
            <text:p>15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6T00:00:00" table:style-name="ce3">
            <text:p>16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1048519" table:style-name="ro2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10" table:number-columns-repeated="1023" table:default-cell-style-name="ce1"/>
        <table:table-column table:style-name="co11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10" table:number-columns-repeated="1023" table:default-cell-style-name="ce1"/>
        <table:table-column table:style-name="co11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liam hiscox</meta:initial-creator>
    <dc:creator>Liam Hiscox</dc:creator>
    <meta:creation-date>2017-12-17T11:04:27Z</meta:creation-date>
    <dc:date>2018-01-09T16:19:20Z</dc:date>
    <meta:editing-cycles>11</meta:editing-cycles>
    <meta:editing-duration>PT0S</meta:editing-duration>
  </office:meta>
</office:document-meta>
</file>